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4396in" style:rel-column-width="2073*"/>
    </style:style>
    <style:style style:name="Table1.B" style:family="table-column">
      <style:table-column-properties style:column-width="1.7514in" style:rel-column-width="2522*"/>
    </style:style>
    <style:style style:name="Table1.C" style:family="table-column">
      <style:table-column-properties style:column-width="1.7431in" style:rel-column-width="2510*"/>
    </style:style>
    <style:style style:name="Table1.D" style:family="table-column">
      <style:table-column-properties style:column-width="1.7611in" style:rel-column-width="2536*"/>
    </style:style>
    <style:style style:name="Table1.1" style:family="table-row">
      <style:table-row-properties style:min-row-height="0.0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059" fo:language="de" fo:country="DE" fo:font-weight="bold" officeooo:rsid="00023bf5" officeooo:paragraph-rsid="00023b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282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4dd6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6bf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059" fo:font-size="13pt" fo:language="de" fo:country="DE" fo:font-weight="bold" officeooo:rsid="00023bf5" officeooo:paragraph-rsid="00023bf5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803b3" officeooo:paragraph-rsid="000803b3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059" fo:font-size="11pt" fo:language="de" fo:country="DE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059" fo:font-size="11pt" fo:language="de" fo:country="DE" officeooo:paragraph-rsid="000cf0d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cf0d8" officeooo:paragraph-rsid="000cf0d8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d4d47" officeooo:paragraph-rsid="000d4d47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e10bf" officeooo:paragraph-rsid="000e10bf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f156" style:font-weight-asian="normal" style:font-weight-complex="normal"/>
    </style:style>
    <style:style style:name="T3" style:family="text">
      <style:text-properties fo:font-weight="normal" officeooo:rsid="0004dd65" style:font-weight-asian="normal" style:font-weight-complex="normal"/>
    </style:style>
    <style:style style:name="T4" style:family="text">
      <style:text-properties fo:font-weight="normal" officeooo:rsid="000571df" style:font-weight-asian="normal" style:font-weight-complex="normal"/>
    </style:style>
    <style:style style:name="T5" style:family="text">
      <style:text-properties fo:font-weight="normal" officeooo:rsid="0006bf4a" style:font-weight-asian="normal" style:font-weight-complex="normal"/>
    </style:style>
    <style:style style:name="T6" style:family="text">
      <style:text-properties officeooo:rsid="0006bf4a"/>
    </style:style>
    <style:style style:name="T7" style:family="text">
      <style:text-properties fo:font-style="normal" style:text-underline-style="none" officeooo:rsid="0006bf4a" style:font-style-asian="normal" style:font-style-complex="normal"/>
    </style:style>
    <style:style style:name="T8" style:family="text">
      <style:text-properties officeooo:rsid="000cf0d8"/>
    </style:style>
    <style:style style:name="T9" style:family="text">
      <style:text-properties officeooo:rsid="000d4d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wicklung und Implementierung eines <text:span text:style-name="T6">userinput- und scriptgesteuerten, betriebssystemunabhängigen Networking-Interfaces unter Zuhilfenahme eines eigenständig entwickelten </text:span><text:span text:style-name="T7">Protokolls</text:span></text:p>
      <text:p text:style-name="P1"/>
      <text:p text:style-name="P1"/>
      <text:p text:style-name="P1"/>
      <text:p text:style-name="P1"/>
      <text:p text:style-name="P2">Zielstellung:</text:p>
      <text:p text:style-name="P2"><text:span text:style-name="T3"><text:tab/>- Literaturstudium:</text:span></text:p>
      <text:p text:style-name="P2"><text:span text:style-name="T3"><text:tab/><text:tab/></text:span><text:span text:style-name="T4">- Networking</text:span></text:p>
      <text:p text:style-name="P2"><text:span text:style-name="T4"><text:tab/><text:tab/>- Protokolle</text:span></text:p>
      <text:p text:style-name="P2"><text:span text:style-name="T4"><text:tab/><text:tab/>- Scriptsprachen<text:tab/></text:span></text:p>
      <text:p text:style-name="P2"><text:span text:style-name="T3"/></text:p>
      <text:p text:style-name="P2"><text:span text:style-name="T1"><text:tab/>- Protokolldesign:</text:span></text:p>
      <text:p text:style-name="P2"><text:span text:style-name="T2"><text:tab/><text:tab/></text:span><text:span text:style-name="T3">- Entwicklung </text:span></text:p>
      <text:p text:style-name="P2"><text:span text:style-name="T2"><text:tab/><text:tab/>- Evaluierung (Effizienz, Funktionalität, Fehlerumgang)</text:span></text:p>
      <text:p text:style-name="P2"><text:span text:style-name="T2"><text:tab/></text:span></text:p>
      <text:p text:style-name="P3"><text:span text:style-name="T2"><text:tab/></text:span><text:span text:style-name="T3">- Syntaxdesign:</text:span></text:p>
      <text:p text:style-name="P3"><text:span text:style-name="T3"><text:tab/><text:tab/></text:span><text:span text:style-name="T2">- </text:span><text:span text:style-name="T5">dynamische</text:span><text:span text:style-name="T2"> Verarbeitung von User-Eingaben </text:span><text:span text:style-name="T3"><text:s/></text:span><text:span text:style-name="T2"><text:tab/></text:span></text:p>
      <text:p text:style-name="P2"><text:span text:style-name="T2"/></text:p>
      <text:p text:style-name="P2"><text:span text:style-name="T2"><text:tab/></text:span><text:span text:style-name="T3">- Implementierung:</text:span></text:p>
      <text:p text:style-name="P3"><text:span text:style-name="T3"><text:tab/><text:tab/>- Betriebssystem unabhängig</text:span></text:p>
      <text:p text:style-name="P4"><text:span text:style-name="T3"><text:tab/><text:tab/>- </text:span><text:span text:style-name="T5">Benutzerfreundlichkeit</text:span></text:p>
      <text:p text:style-name="P4"><text:span text:style-name="T5"><text:tab/><text:tab/>- Kombination von Hard- und Scriptcode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6">Woche</text:p>
          </table:table-cell>
          <table:table-cell table:style-name="Table1.A1" office:value-type="string">
            <text:p text:style-name="P7">Jan Sommerfeld</text:p>
          </table:table-cell>
          <table:table-cell table:style-name="Table1.A1" office:value-type="string">
            <text:p text:style-name="P7">Benedikt Schäfer</text:p>
          </table:table-cell>
          <table:table-cell table:style-name="Table1.D1" office:value-type="string">
            <text:p text:style-name="P7">Leonard Petereit </text:p>
          </table:table-cell>
        </table:table-row>
        <table:table-row table:style-name="Table1.1">
          <table:table-cell table:style-name="Table1.A2" office:value-type="string">
            <text:p text:style-name="P6">39</text:p>
          </table:table-cell>
          <table:table-cell table:style-name="Table1.B2" table:number-rows-spanned="6" table:number-columns-spanned="3" office:value-type="string">
            <text:p text:style-name="P9">Literatur: <text:s/>- <text:s/>Protokolle</text:p>
            <text:p text:style-name="P9"><text:s text:c="18"/>- <text:s/>Scriptcode in Hardcode </text:p>
            <text:p text:style-name="P9"><text:s text:c="18"/><text:span text:style-name="T9">- <text:s/>C++ / Qt</text:span>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41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42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4 Kur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5 Kurs</text:p>
          </table:table-cell>
          <table:table-cell table:style-name="Table1.B2" table:number-rows-spanned="2" table:number-columns-spanned="3" office:value-type="string">
            <text:p text:style-name="P10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6 <text:span text:style-name="T8">Kur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7</text:p>
          </table:table-cell>
          <table:table-cell table:style-name="Table1.B2" table:number-rows-spanned="3" table:number-columns-spanned="3" office:value-type="string">
            <text:p text:style-name="P10">Protokolldesign / Backend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8 <text:span text:style-name="T8">Kurs, Bwinf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9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50 <text:span text:style-name="T8">Kurs</text:span></text:p>
          </table:table-cell>
          <table:table-cell table:style-name="Table1.B2" table:number-columns-spanned="3" office:value-type="string">
            <text:p text:style-name="P10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51 </text:p>
          </table:table-cell>
          <table:table-cell table:style-name="Table1.B2" table:number-rows-spanned="3" table:number-columns-spanned="3" office:value-type="string">
            <text:p text:style-name="P10">Beginn Implementierung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52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B2" table:number-rows-spanned="2" table:number-columns-spanned="3" office:value-type="string">
            <text:p text:style-name="P10">Scriptsprachenwahl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B2" table:number-rows-spanned="2" table:number-columns-spanned="3" office:value-type="string">
            <text:p text:style-name="P10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6 Ferien</text:p>
          </table:table-cell>
          <table:table-cell table:style-name="Table1.B2" table:number-rows-spanned="6" table:number-columns-spanned="3" office:value-type="string">
            <text:p text:style-name="P10">Entwicklung und Implementierung der Basis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8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9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2</text:p>
          </table:table-cell>
          <table:table-cell table:style-name="Table1.B2" table:number-rows-spanned="3" table:number-columns-spanned="3" office:value-type="string">
            <text:p text:style-name="P11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3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4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5</text:p>
          </table:table-cell>
          <table:table-cell table:style-name="Table1.B2" table:number-rows-spanned="4" table:number-columns-spanned="3" office:value-type="string">
            <text:p text:style-name="P11">Variabel: - Puffer(Aufholen / Fehler) </text:p>
            <text:p text:style-name="P11"><text:s text:c="16"/>- Ausbau</text:p>
            <text:p text:style-name="P11"><text:s text:c="16"/>- Weiterarbeit (Syntaxentwicklung / UI)</text:p>
            <text:p text:style-name="P11"><text:s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8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19</text:p>
          </table:table-cell>
          <table:table-cell table:style-name="Table1.B2" table:number-rows-spanned="3" table:number-columns-spanned="3" office:value-type="string">
            <text:p text:style-name="P11">Vorbereitung Zwischenstand</text:p>
            <text:p text:style-name="P1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2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22 Zwischenstand</text:p>
          </table:table-cell>
          <table:table-cell table:style-name="Table1.B2" table:number-columns-spanned="3" office:value-type="string">
            <text:p text:style-name="P11">Zwischenstand</text:p>
          </table:table-cell>
          <table:covered-table-cell/>
          <table:covered-table-cell/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1:04:17.272016903</meta:creation-date>
    <dc:date>2017-09-18T13:05:49.960325625</dc:date>
    <meta:editing-duration>PT16M25S</meta:editing-duration>
    <meta:editing-cycles>3</meta:editing-cycles>
    <meta:generator>LibreOffice/5.3.6.1$Linux_X86_64 LibreOffice_project/30m0$Build-1</meta:generator>
    <meta:document-statistic meta:table-count="1" meta:image-count="0" meta:object-count="0" meta:page-count="2" meta:paragraph-count="73" meta:word-count="151" meta:character-count="1131" meta:non-whitespace-character-count="944"/>
  </office:meta>
</office:document-meta>
</file>